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odern Antiqua1" svg:font-family="'Modern Antiqua'"/>
    <style:font-face style:name="Envision Roman2" svg:font-family="'Envision Roman'" style:font-pitch="variable"/>
    <style:font-face style:name="Goudy2" svg:font-family="Goudy" style:font-pitch="variable"/>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Mercury Text G2 Semibold" svg:font-family="'Mercury Text G2 Semi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Goudy1" svg:font-family="Goudy" style:font-adornments="Bold"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inion Pro" svg:font-family="'Minion Pro'"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evenSerifICG" svg:font-family="SevenSerifICG" style:font-adornments="Bold"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Envision Roman" svg:font-family="'Envision Roman'" style:font-family-generic="swiss" style:font-pitch="variable"/>
    <style:font-face style:name="Futura PT Extra Bold" svg:font-family="'Futura PT Extra Bold'" style:font-family-generic="swiss" style:font-pitch="variable"/>
    <style:font-face style:name="Goudy" svg:font-family="Goudy" style:font-family-generic="swiss" style:font-pitch="variable"/>
    <style:font-face style:name="Segoe UI Black" svg:font-family="'Segoe UI Black'" style:font-family-generic="swiss" style:font-pitch="variable"/>
    <style:font-face style:name="Source Sans Pro Black" svg:font-family="'Source Sans Pro Black'"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2"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style:writing-mode="lr-tb"/>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1" style:family="table">
      <style:table-properties style:width="3.6903in" fo:margin-left="-0.0007in" fo:margin-top="0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0799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903in" fo:margin-left="-0.0007in" fo:margin-top="0in" fo:margin-bottom="0.0799in" table:align="left" style:may-break-between-rows="false" style:writing-mode="lr-tb"/>
    </style:style>
    <style:style style:name="Table6.A" style:family="table-column">
      <style:table-column-properties style:column-width="3.6903in"/>
    </style:style>
    <style:style style:name="Table6.1" style:family="table-row">
      <style:table-row-properties fo:keep-together="auto"/>
    </style:style>
    <style:style style:name="Table6.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paragraph-properties fo:text-align="start" style:justify-single-word="false"/>
    </style:style>
    <style:style style:name="P5" style:family="paragraph" style:parent-style-name="Exalted">
      <style:paragraph-properties fo:text-align="center" style:justify-single-word="false"/>
      <style:text-properties fo:font-weight="bold" style:font-weight-asian="bold"/>
    </style:style>
    <style:style style:name="P6" style:family="paragraph" style:parent-style-name="Exalted">
      <style:text-properties officeooo:paragraph-rsid="0009ca89"/>
    </style:style>
    <style:style style:name="P7" style:family="paragraph" style:parent-style-name="Exalted">
      <style:text-properties officeooo:rsid="0009ca89" officeooo:paragraph-rsid="000c292f"/>
    </style:style>
    <style:style style:name="P8" style:family="paragraph" style:parent-style-name="Exalted">
      <style:text-properties officeooo:rsid="0009ca89" officeooo:paragraph-rsid="0009ca89"/>
    </style:style>
    <style:style style:name="P9" style:family="paragraph" style:parent-style-name="Exalted">
      <style:text-properties officeooo:paragraph-rsid="000c47af"/>
    </style:style>
    <style:style style:name="P10" style:family="paragraph" style:parent-style-name="Exalted">
      <style:text-properties officeooo:rsid="000e123a" officeooo:paragraph-rsid="000e123a"/>
    </style:style>
    <style:style style:name="P11" style:family="paragraph" style:parent-style-name="Exalted">
      <style:text-properties officeooo:rsid="0012166b" officeooo:paragraph-rsid="0012166b"/>
    </style:style>
    <style:style style:name="P12" style:family="paragraph" style:parent-style-name="Exalted">
      <style:text-properties officeooo:rsid="0013867e" officeooo:paragraph-rsid="0013867e"/>
    </style:style>
    <style:style style:name="P13" style:family="paragraph" style:parent-style-name="Exalted">
      <style:text-properties style:use-window-font-color="true" loext:opacity="0%" style:font-name="Times New Roman" fo:font-size="10pt" fo:language="en" fo:country="none" officeooo:rsid="000e123a" officeooo:paragraph-rsid="000e123a" style:letter-kerning="false" style:font-name-asian="Spectral1" style:font-size-asian="10pt" style:language-asian="zh" style:country-asian="CN" style:font-name-complex="Spectral1" style:font-size-complex="10pt" style:language-complex="hi" style:country-complex="IN"/>
    </style:style>
    <style:style style:name="P14" style:family="paragraph" style:parent-style-name="Exalted">
      <style:text-properties officeooo:rsid="001142cb" officeooo:paragraph-rsid="001142cb"/>
    </style:style>
    <style:style style:name="P15" style:family="paragraph" style:parent-style-name="Exalted">
      <style:text-properties officeooo:rsid="001bf7cd" officeooo:paragraph-rsid="001bf7cd"/>
    </style:style>
    <style:style style:name="P16" style:family="paragraph" style:parent-style-name="Exalted">
      <style:text-properties officeooo:rsid="001bf7cd" officeooo:paragraph-rsid="001c6a5e"/>
    </style:style>
    <style:style style:name="P17" style:family="paragraph" style:parent-style-name="Exalted">
      <style:paragraph-properties fo:margin-top="0in" fo:margin-bottom="0in" style:contextual-spacing="false" fo:line-height="100%" fo:orphans="0" fo:widows="0"/>
    </style:style>
    <style:style style:name="P18" style:family="paragraph" style:parent-style-name="Exalted">
      <style:paragraph-properties fo:margin-top="0in" fo:margin-bottom="0.139in" style:contextual-spacing="false" fo:line-height="100%" fo:text-align="start" style:justify-single-word="false" fo:orphans="0" fo:widows="0"/>
    </style:style>
    <style:style style:name="P1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2" style:font-weight-asian="bold" style:font-name-complex="Modern Antiqua2"/>
    </style:style>
    <style:style style:name="P20" style:family="paragraph" style:parent-style-name="Exalted">
      <style:paragraph-properties fo:margin-left="0.25in" fo:margin-right="0in" fo:text-indent="0in" style:auto-text-indent="false"/>
    </style:style>
    <style:style style:name="P21" style:family="paragraph" style:parent-style-name="Exalted">
      <style:paragraph-properties fo:margin-left="0.25in" fo:margin-right="0in" fo:text-indent="0in" style:auto-text-indent="false"/>
      <style:text-properties fo:font-weight="bold" style:font-weight-asian="bold"/>
    </style:style>
    <style:style style:name="P2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hyphenate="false" fo:hyphenation-remain-char-count="2" fo:hyphenation-push-char-count="2" loext:hyphenation-no-caps="false"/>
    </style:style>
    <style:style style:name="P2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24" style:family="paragraph" style:parent-style-name="Heading_20_4">
      <style:paragraph-properties fo:text-align="start" style:justify-single-word="false"/>
    </style:style>
    <style:style style:name="P25" style:family="paragraph" style:parent-style-name="Heading_20_3">
      <style:text-properties fo:color="#3d85c6" loext:opacity="100%" style:font-name="Goudy" fo:font-size="12pt" fo:language="en" fo:country="none" officeooo:rsid="0009ca89" officeooo:paragraph-rsid="0009ca89" style:letter-kerning="false" style:font-name-asian="Modern Antiqua2" style:font-size-asian="12pt" style:language-asian="zh" style:country-asian="CN" style:font-name-complex="Modern Antiqua2" style:font-size-complex="12pt" style:language-complex="hi" style:country-complex="IN"/>
    </style:style>
    <style:style style:name="P26" style:family="paragraph" style:parent-style-name="Heading_20_3">
      <style:text-properties officeooo:rsid="0012166b" officeooo:paragraph-rsid="0012166b"/>
    </style:style>
    <style:style style:name="P27" style:family="paragraph" style:parent-style-name="Heading_20_3">
      <style:text-properties officeooo:rsid="001caae1" officeooo:paragraph-rsid="001caae1"/>
    </style:style>
    <style:style style:name="P28" style:family="paragraph" style:parent-style-name="Heading_20_3">
      <style:text-properties officeooo:paragraph-rsid="002a4be6"/>
    </style:style>
    <style:style style:name="P29"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024f4eb"/>
    </style:style>
    <style:style style:name="P30" style:family="paragraph" style:parent-style-name="Heading_20_2">
      <style:text-properties officeooo:paragraph-rsid="001bf7cd"/>
    </style:style>
    <style:style style:name="P31" style:family="paragraph" style:parent-style-name="Heading_20_2">
      <style:text-properties officeooo:rsid="001bf7cd" officeooo:paragraph-rsid="001bf7cd"/>
    </style:style>
    <style:style style:name="P32" style:family="paragraph" style:parent-style-name="Heading_20_2">
      <style:text-properties officeooo:rsid="001bf7cd" officeooo:paragraph-rsid="005ecf24"/>
    </style:style>
    <style:style style:name="P33" style:family="paragraph" style:parent-style-name="Heading_20_2">
      <style:paragraph-properties fo:break-before="page"/>
      <style:text-properties officeooo:paragraph-rsid="001bf7cd"/>
    </style:style>
    <style:style style:name="P34" style:family="paragraph" style:parent-style-name="Standard">
      <style:text-properties officeooo:rsid="001e2dd9" officeooo:paragraph-rsid="0024f4eb"/>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024f4eb"/>
    </style:style>
    <style:style style:name="P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24f4eb"/>
    </style:style>
    <style:style style:name="P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024f4eb"/>
    </style:style>
    <style:style style:name="P3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026ef96"/>
    </style:style>
    <style:style style:name="P4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024f4eb"/>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024f4eb"/>
    </style:style>
    <style:style style:name="P4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024f4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4"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45" style:family="paragraph" style:parent-style-name="Exalted" style:list-style-name="Exalt_20_Dot"/>
    <style:style style:name="P46" style:family="paragraph" style:parent-style-name="Exalted" style:list-style-name="Exalt_20_Dot">
      <style:text-properties officeooo:paragraph-rsid="005bcbd7"/>
    </style:style>
    <style:style style:name="P47" style:family="paragraph" style:parent-style-name="Exalted" style:list-style-name="Exalt_20_Dot">
      <style:text-properties officeooo:paragraph-rsid="004381e3"/>
    </style:style>
    <style:style style:name="P48" style:family="paragraph" style:parent-style-name="Exalted" style:list-style-name="Exalt_20_Dot">
      <style:text-properties officeooo:paragraph-rsid="004ce679"/>
    </style:style>
    <style:style style:name="P49" style:family="paragraph" style:parent-style-name="Exalted" style:list-style-name="Exalted_20_Center_20_Dot"/>
    <style:style style:name="P50" style:family="paragraph" style:parent-style-name="Exalted" style:list-style-name="Exalted_20_Center_20_Dot">
      <style:text-properties officeooo:rsid="0009ca89" officeooo:paragraph-rsid="000c292f"/>
    </style:style>
    <style:style style:name="P51" style:family="paragraph" style:parent-style-name="Exalted" style:list-style-name="Exalted_20_Center_20_Dot">
      <style:text-properties officeooo:rsid="000ba0ee" officeooo:paragraph-rsid="000c292f"/>
    </style:style>
    <style:style style:name="P52" style:family="paragraph" style:parent-style-name="Exalted">
      <style:text-properties officeooo:paragraph-rsid="00630207"/>
    </style:style>
    <style:style style:name="P53" style:family="paragraph" style:parent-style-name="Exalted">
      <style:text-properties officeooo:rsid="00661842" officeooo:paragraph-rsid="00661842"/>
    </style:style>
    <style:style style:name="P54"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55" style:family="paragraph" style:parent-style-name="Exalted">
      <style:text-properties officeooo:paragraph-rsid="0067f94c"/>
    </style:style>
    <style:style style:name="P56" style:family="paragraph" style:parent-style-name="Exalted">
      <style:text-properties officeooo:rsid="006f8db2" officeooo:paragraph-rsid="006f8db2"/>
    </style:style>
    <style:style style:name="P57" style:family="paragraph" style:parent-style-name="Exalted">
      <style:text-properties officeooo:rsid="00715c0c" officeooo:paragraph-rsid="00715c0c"/>
    </style:style>
    <style:style style:name="P58" style:family="paragraph" style:parent-style-name="Exalted">
      <style:text-properties officeooo:rsid="0071bdd1" officeooo:paragraph-rsid="0071bdd1"/>
    </style:style>
    <style:style style:name="P59" style:family="paragraph" style:parent-style-name="Exalted">
      <style:text-properties officeooo:paragraph-rsid="003d93a1"/>
    </style:style>
    <style:style style:name="P60" style:family="paragraph" style:parent-style-name="Exalted">
      <style:text-properties officeooo:rsid="0074a368" officeooo:paragraph-rsid="0074a368"/>
    </style:style>
    <style:style style:name="P61" style:family="paragraph" style:parent-style-name="Exalted">
      <style:text-properties officeooo:paragraph-rsid="0077fc14"/>
    </style:style>
    <style:style style:name="P62" style:family="paragraph" style:parent-style-name="Exalted">
      <style:text-properties officeooo:paragraph-rsid="00792f6b"/>
    </style:style>
    <style:style style:name="P63" style:family="paragraph" style:parent-style-name="Exalted">
      <style:text-properties officeooo:rsid="007edd28" officeooo:paragraph-rsid="007edd28"/>
    </style:style>
    <style:style style:name="P64" style:family="paragraph" style:parent-style-name="Exalted">
      <style:text-properties officeooo:paragraph-rsid="007f33e3"/>
    </style:style>
    <style:style style:name="P6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66" style:family="paragraph" style:parent-style-name="Exalted" style:list-style-name="Exalted_20_1a">
      <style:paragraph-properties fo:margin-top="0in" fo:margin-bottom="0in" style:contextual-spacing="false" fo:line-height="100%" fo:orphans="0" fo:widows="0"/>
    </style:style>
    <style:style style:name="P67" style:family="paragraph" style:parent-style-name="Exalted" style:list-style-name="Exalted_20_Center_20_Dot">
      <style:paragraph-properties fo:margin-top="0in" fo:margin-bottom="0in" style:contextual-spacing="false" fo:line-height="100%" fo:orphans="0" fo:widows="0"/>
    </style:style>
    <style:style style:name="P68" style:family="paragraph" style:parent-style-name="Exalted" style:list-style-name="Exalted_20_Center_20_Dot">
      <style:paragraph-properties fo:margin-top="0in" fo:margin-bottom="0in" style:contextual-spacing="false" fo:line-height="100%"/>
    </style:style>
    <style:style style:name="P69" style:family="paragraph" style:parent-style-name="Exalted" style:list-style-name="Exalted_20_Center_20_Dot">
      <style:paragraph-properties fo:margin-top="0in" fo:margin-bottom="0in" style:contextual-spacing="false"/>
    </style:style>
    <style:style style:name="P70"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font-weight="normal" officeooo:rsid="006d20a7" officeooo:paragraph-rsid="006e3704" style:font-weight-asian="normal" style:font-weight-complex="normal" fo:hyphenate="false" fo:hyphenation-remain-char-count="2" fo:hyphenation-push-char-count="2" loext:hyphenation-no-caps="false"/>
    </style:style>
    <style:style style:name="P71" style:family="paragraph" style:parent-style-name="Exalted" style:list-style-name="Exalt_20_Dot">
      <style:paragraph-properties fo:margin-top="0in" fo:margin-bottom="0.0402in" style:contextual-spacing="false"/>
      <style:text-properties fo:font-weight="normal" officeooo:rsid="0077fc14" officeooo:paragraph-rsid="0077fc14" style:font-weight-asian="normal" style:font-weight-complex="normal"/>
    </style:style>
    <style:style style:name="P72"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2" style:font-size-asian="18pt" style:language-asian="zh" style:country-asian="CN" style:font-name-complex="Modern Antiqua2" style:font-size-complex="18pt" style:language-complex="hi" style:country-complex="IN"/>
    </style:style>
    <style:style style:name="P73" style:family="paragraph" style:parent-style-name="Heading_20_3">
      <style:text-properties officeooo:paragraph-rsid="006b827b"/>
    </style:style>
    <style:style style:name="P74"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2" style:font-size-asian="12pt" style:language-asian="zh" style:country-asian="CN" style:font-style-asian="normal" style:font-name-complex="Modern Antiqua2" style:font-size-complex="12pt" style:language-complex="hi" style:country-complex="IN" style:font-style-complex="normal"/>
    </style:style>
    <style:style style:name="P75" style:family="paragraph" style:parent-style-name="Textbox_20_Heading">
      <style:text-properties officeooo:paragraph-rsid="007c0457"/>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color="#980000" loext:opacity="100%" style:font-name="Modern Antiqua" fo:font-weight="bold" style:font-name-asian="Modern Antiqua2" style:font-weight-asian="bold" style:font-name-complex="Modern Antiqua2"/>
    </style:style>
    <style:style style:name="T6" style:family="text">
      <style:text-properties fo:font-style="italic" style:font-style-asian="italic"/>
    </style:style>
    <style:style style:name="T7" style:family="text">
      <style:text-properties fo:font-style="italic" fo:font-weight="normal" officeooo:rsid="00241587" style:font-style-asian="italic" style:font-weight-asian="normal" style:font-style-complex="italic" style:font-weight-complex="normal"/>
    </style:style>
    <style:style style:name="T8" style:family="text">
      <style:text-properties fo:font-style="italic" fo:font-weight="normal" officeooo:rsid="001caae1"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93a42"/>
    </style:style>
    <style:style style:name="T11" style:family="text">
      <style:text-properties officeooo:rsid="0009ca89"/>
    </style:style>
    <style:style style:name="T1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0cfa6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0e123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2" style:family="text">
      <style:text-properties style:use-window-font-color="true" loext:opacity="0%" style:font-name="Times New Roman" fo:font-size="10pt" fo:language="en" fo:country="none" fo:font-weight="bold" officeooo:rsid="000cfa6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3"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4"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weight="normal" officeooo:rsid="000cfa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none" fo:font-weight="normal" officeooo:rsid="0010a4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none" fo:font-weight="normal" officeooo: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none" fo:font-weight="normal" officeooo:rsid="0077fc1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language="en" fo:country="none" fo:font-style="italic" officeooo:rsid="0023d01f"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5" style:family="text">
      <style:text-properties style:use-window-font-color="true" loext:opacity="0%" style:font-name="Times New Roman" fo:font-size="10pt" fo:language="en" fo:country="none" fo:font-style="italic" officeooo:rsid="00661842"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6"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7" style:family="text">
      <style:text-properties style:use-window-font-color="true" loext:opacity="0%" style:font-name="Times New Roman" fo:font-size="10pt" fo:language="en" fo:country="none" fo:font-style="italic"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 style:family="text">
      <style:text-properties style:use-window-font-color="true" loext:opacity="0%" style:font-name="Times New Roman" fo:font-size="10pt" fo:language="en" fo:country="none" fo:font-style="italic" fo:font-weight="normal" officeooo:rsid="0077fc1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0"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5"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0"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1"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2" style:family="text">
      <style:text-properties style:use-window-font-color="true" loext:opacity="0%" style:font-name="Times New Roman" fo:font-size="10pt" fo:language="en" fo:country="none" fo:font-style="normal" fo:font-weight="normal" officeooo:rsid="0077fc1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3"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4"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55"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56"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7" style:family="text">
      <style:text-properties officeooo:rsid="000c292f"/>
    </style:style>
    <style:style style:name="T58" style:family="text">
      <style:text-properties officeooo:rsid="000c47af"/>
    </style:style>
    <style:style style:name="T59" style:family="text">
      <style:text-properties officeooo:rsid="0013867e"/>
    </style:style>
    <style:style style:name="T60" style:family="text">
      <style:text-properties fo:font-weight="normal" style:font-weight-asian="normal" style:font-weight-complex="normal"/>
    </style:style>
    <style:style style:name="T61" style:family="text">
      <style:text-properties fo:font-weight="normal" officeooo:rsid="002a6056" style:font-weight-asian="normal" style:font-weight-complex="normal"/>
    </style:style>
    <style:style style:name="T62" style:family="text">
      <style:text-properties fo:font-weight="normal" officeooo:rsid="004381e3" style:font-weight-asian="normal" style:font-weight-complex="normal"/>
    </style:style>
    <style:style style:name="T63" style:family="text">
      <style:text-properties fo:font-weight="normal" officeooo:rsid="00715c0c" style:font-weight-asian="normal" style:font-weight-complex="normal"/>
    </style:style>
    <style:style style:name="T64" style:family="text">
      <style:text-properties fo:font-weight="normal" officeooo:rsid="0071bdd1" style:font-weight-asian="normal" style:font-weight-complex="normal"/>
    </style:style>
    <style:style style:name="T65" style:family="text">
      <style:text-properties fo:font-weight="normal" officeooo:rsid="00792f6b" style:font-weight-asian="normal" style:font-weight-complex="normal"/>
    </style:style>
    <style:style style:name="T66" style:family="text">
      <style:text-properties fo:font-weight="normal" officeooo:rsid="007a89f2" style:font-weight-asian="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e2dd9" style:font-style-asian="normal" style:font-weight-asian="normal" style:font-style-complex="normal" style:font-weight-complex="normal"/>
    </style:style>
    <style:style style:name="T69" style:family="text">
      <style:text-properties fo:font-style="normal" fo:font-weight="normal" officeooo:rsid="002a6056" style:font-style-asian="normal" style:font-weight-asian="normal" style:font-style-complex="normal" style:font-weight-complex="normal"/>
    </style:style>
    <style:style style:name="T70" style:family="text">
      <style:text-properties fo:font-style="normal" fo:font-weight="normal" officeooo:rsid="002d2792" style:font-style-asian="normal" style:font-weight-asian="normal" style:font-style-complex="normal" style:font-weight-complex="normal"/>
    </style:style>
    <style:style style:name="T71" style:family="text">
      <style:text-properties fo:font-style="normal" fo:font-weight="normal" officeooo:rsid="003d93a1" style:font-style-asian="normal" style:font-weight-asian="normal" style:font-style-complex="normal" style:font-weight-complex="normal"/>
    </style:style>
    <style:style style:name="T72" style:family="text">
      <style:text-properties fo:font-style="normal" fo:font-weight="normal" officeooo:rsid="001caae1"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officeooo:rsid="0024f4eb"/>
    </style:style>
    <style:style style:name="T75" style:family="text">
      <style:text-properties officeooo:rsid="0026ef96"/>
    </style:style>
    <style:style style:name="T76" style:family="text">
      <style:text-properties fo:font-size="10pt" fo:font-style="normal" fo:font-weight="bold" style:font-size-asian="10pt" style:font-style-asian="normal" style:font-weight-asian="bold" style:font-size-complex="10pt" style:font-style-complex="normal" style:font-weight-complex="bold"/>
    </style:style>
    <style:style style:name="T77"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04381e3" style:font-size-asian="10pt" style:font-style-asian="normal" style:font-weight-asian="normal" style:font-size-complex="10pt" style:font-style-complex="normal" style:font-weight-complex="normal"/>
    </style:style>
    <style:style style:name="T80" style:family="text">
      <style:text-properties fo:font-size="10pt" fo:font-weight="bold" style:font-size-asian="10pt" style:font-weight-asian="bold" style:font-size-complex="10pt" style:font-weight-complex="bold"/>
    </style:style>
    <style:style style:name="T81" style:family="text">
      <style:text-properties fo:font-size="10pt" fo:font-style="italic" fo:font-weight="normal" officeooo:rsid="001de02c" style:font-size-asian="10pt" style:font-style-asian="italic" style:font-weight-asian="normal" style:font-size-complex="10pt" style:font-style-complex="normal" style:font-weight-complex="normal"/>
    </style:style>
    <style:style style:name="T82" style:family="text">
      <style:text-properties officeooo:rsid="003baf56"/>
    </style:style>
    <style:style style:name="T83" style:family="text">
      <style:text-properties officeooo:rsid="004381e3"/>
    </style:style>
    <style:style style:name="T84" style:family="text">
      <style:text-properties officeooo:rsid="002a4be6"/>
    </style:style>
    <style:style style:name="T85" style:family="text">
      <style:text-properties fo:color="#3d85c6" loext:opacity="100%" style:font-name="Goudy" fo:font-size="12pt" fo:language="en" fo:country="none" officeooo:rsid="005382b3" style:letter-kerning="false" style:font-name-asian="Modern Antiqua2" style:font-size-asian="12pt" style:language-asian="zh" style:country-asian="CN" style:font-name-complex="Modern Antiqua2" style:font-size-complex="12pt" style:language-complex="hi" style:country-complex="IN"/>
    </style:style>
    <style:style style:name="T86" style:family="text">
      <style:text-properties fo:color="#3d85c6" loext:opacity="100%" style:font-name="Goudy" fo:font-size="12pt" fo:language="en" fo:country="none" officeooo:rsid="006e3704" style:letter-kerning="false" style:font-name-asian="Modern Antiqua2" style:font-size-asian="12pt" style:language-asian="zh" style:country-asian="CN" style:font-name-complex="Modern Antiqua2" style:font-size-complex="12pt" style:language-complex="hi" style:country-complex="IN"/>
    </style:style>
    <style:style style:name="T87" style:family="text">
      <style:text-properties fo:language="en" fo:country="none" style:language-asian="zh" style:country-asian="CN" style:language-complex="hi" style:country-complex="IN"/>
    </style:style>
    <style:style style:name="T88" style:family="text">
      <style:text-properties fo:language="en" fo:country="none" officeooo:rsid="004fe276" style:language-asian="zh" style:country-asian="CN" style:language-complex="hi" style:country-complex="IN"/>
    </style:style>
    <style:style style:name="T89" style:family="text">
      <style:text-properties officeooo:rsid="00659497"/>
    </style:style>
    <style:style style:name="T90" style:family="text">
      <style:text-properties officeooo:rsid="00661842"/>
    </style:style>
    <style:style style:name="T91" style:family="text">
      <style:text-properties officeooo:rsid="00630207"/>
    </style:style>
    <style:style style:name="T92" style:family="text">
      <style:text-properties officeooo:rsid="006b827b"/>
    </style:style>
    <style:style style:name="T93" style:family="text">
      <style:text-properties officeooo:rsid="00715c0c"/>
    </style:style>
    <style:style style:name="T94" style:family="text">
      <style:text-properties officeooo:rsid="001caae1"/>
    </style:style>
    <style:style style:name="T95" style:family="text">
      <style:text-properties fo:color="#8d281e" loext:opacity="100%" style:font-name="Mercury Text G2 Bold1" fo:font-size="10pt" fo:font-weight="normal" style:font-size-asian="10pt" style:font-weight-asian="normal" style:font-size-complex="10pt" style:font-weight-complex="normal"/>
    </style:style>
    <style:style style:name="T96" style:family="text">
      <style:text-properties officeooo:rsid="008109db"/>
    </style:style>
    <style:style style:name="T97"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ombat</text:h>
      <text:p text:style-name="Exalted"/>
      <text:p text:style-name="Exalted"/>
      <text:section text:style-name="Sect1" text:name="TextSection">
        <text:p text:style-name="P23">The Time of Tumult is one of great conflict, and the Exalted that live through it will invariably find themselves in armed conflict, weilding their great weapons and powers of destruction.</text:p>
        <text:p text:style-name="P16"><text:span text:style-name="T12">Combat </text:span><text:span text:style-name="T15">in Exalted</text:span><text:span text:style-name="T12"> </text:span><text:span text:style-name="T15">focuses on the rythmn of battle, with characters constantly testing each other, looking for openings, </text:span><text:span text:style-name="T18">and strategizing through Maneuvers, until they have built up enough Impulse to </text:span><text:span text:style-name="T15">strik</text:span><text:span text:style-name="T18">e </text:span><text:span text:style-name="T15">with a Decisive Blow</text:span><text:span text:style-name="T16">.</text:span></text:p>
        <text:h text:style-name="Heading_20_2" text:outline-level="2">Combat Values</text:h>
        <text:h text:style-name="P27" text:outline-level="3"><office:annotation office:name="__Annotation__1152_2871029521" loext:resolved="false"><dc:creator>Samuel Smith</dc:creator><dc:date>2020-11-11T19:04:57.636000000</dc:date><meta:creator-initials>SS</meta:creator-initials><text:p text:style-name="P76"><text:span text:style-name="T97">Do I cap Impulse to a value?</text:span></text:p></office:annotation>Impulse<office:annotation-end office:name="__Annotation__1152_2871029521"/></text:h>
        <text:p text:style-name="P59"><text:span text:style-name="T82">Impulse is a meaure of the</text:span><text:span text:style-name="T94"> current </text:span><text:span text:style-name="T8">tactical advantage </text:span><text:span text:style-name="T72">the character has. The higher the valu</text:span><text:span text:style-name="T71">e, </text:span><text:span text:style-name="T72">the greater the </text:span><text:span text:style-name="T68">control they have over the battlefield.</text:span></text:p>
        <text:p text:style-name="P60"><text:span text:style-name="T68">M</text:span><text:span text:style-name="T67">aneuver Actions grant Impulse to the Player, which they then use on Decisive Actions—often to strike at their opponents with great force.</text:span></text:p>
        <text:p text:style-name="P60"><text:span text:style-name="T68">B</text:span><text:span text:style-name="T67">eing that it is gained and spent exclusively during a combat scene, physical tokens (such as coins or poker chips) are suggested to keep track of Impulse.</text:span></text:p>
        <text:h text:style-name="P28" text:outline-level="3"><text:span text:style-name="T85">Static</text:span><text:span text:style-name="T84"> Values</text:span></text:h>
        <text:list xml:id="list2700102233" text:style-name="Exalt_20_Dot">
          <text:list-item>
            <text:p text:style-name="P65"><text:span text:style-name="T76">Endurance </text:span><text:span text:style-name="T81"><text:line-break/></text:span><text:span text:style-name="T77">The measure of how </text:span><text:span text:style-name="T78">energy and action the </text:span><text:span text:style-name="T46">character</text:span><text:span text:style-name="T78"> has left in them. </text:span><text:span text:style-name="T47">Once a character’s Endurance pool is exhausted through damage, they have lost the will and/or physical ability to keep fighting and will collapse in exhaustion.</text:span></text:p>
          </text:list-item>
          <text:list-item>
            <text:p text:style-name="P46"><text:span text:style-name="T76">Defense Value (DV) </text:span><text:span text:style-name="T37"><text:line-break/></text:span><text:span text:style-name="T79">R</text:span><text:span text:style-name="T48">eflects the character’s ability to deflect, dodge, or otherwise <text:s/>mitigate an incoming attack.</text:span></text:p>
          </text:list-item>
          <text:list-item>
            <text:p text:style-name="P47"><text:span text:style-name="T76">Evasion</text:span> <text:span text:style-name="T34"><text:line-break/></text:span><text:span text:style-name="T83">R</text:span><text:span text:style-name="T27">epresents the ability for characters to quickly move and respond to chang</text:span><text:span text:style-name="T28">es in the battlefield.</text:span></text:p>
          </text:list-item>
          <text:list-item>
            <text:p text:style-name="P47"><text:span text:style-name="T80">Soak</text:span><text:span text:style-name="T2"> </text:span><text:span text:style-name="T9"><text:line-break/></text:span><text:span text:style-name="T62">T</text:span><text:span text:style-name="T61">he hardiness of a character, the raw ability to take a hit without it affecting them at all.</text:span></text:p>
          </text:list-item>
          <text:list-item>
            <text:p text:style-name="P45"><text:span text:style-name="T2">Accuracy<text:line-break/></text:span><text:span text:style-name="T62">T</text:span><text:span text:style-name="T69">he </text:span><text:span text:style-name="T70">ability to land a hit with an attack. </text:span><text:span text:style-name="T41">This value is highly dependant on the weapon used—for example, a </text:span><text:span text:style-name="T43">short bow</text:span><text:span text:style-name="T42"> </text:span><text:span text:style-name="T43">is a light archery weapon, so would use</text:span><text:span text:style-name="T87"> </text:span><text:span text:style-name="T88">Dexterity,</text:span><text:span text:style-name="T87"> </text:span><text:span text:style-name="T45">Archery, and provide an Accuracy Bonus. This is described in more detail in the </text:span><text:a xlink:type="simple" xlink:href="#Weapons and Armor|outline" text:style-name="Internet_20_link" text:visited-style-name="Visited_20_Internet_20_Link">Weapons</text:a><text:span text:style-name="T45"> section.</text:span></text:p>
          </text:list-item>
          <text:list-item>
            <text:p text:style-name="P47"><text:span text:style-name="T2">Base Damage</text:span><text:span text:style-name="T7"><text:line-break/></text:span><text:span text:style-name="T44">When a Decisive Attack lands, a portion of the of the dice pool comes from a player’s Base Damage—in essence, it is the minimium amount of power behind any striking attack.</text:span></text:p>
          </text:list-item>
          <text:list-item>
            <text:p text:style-name="P48"><text:span text:style-name="T54">I</text:span><text:span text:style-name="T55">nitiative<text:line-break/></text:span><text:span text:style-name="T49">How quickly a character can react to </text:span><text:span text:style-name="T50">the start of battle, </text:span><text:span text:style-name="T51">determining their turn order as well as the starting amount of Impulse.</text:span></text:p>
          </text:list-item>
        </text:list>
        <text:h text:style-name="P32" text:outline-level="2">The Combat Round</text:h>
        <text:p text:style-name="P52"><text:span text:style-name="T91">Comba</text:span><text:span text:style-name="T89">t is split into distinct Rounds, </text:span><text:span text:style-name="T90">where each character has a chance to take one </text:span><text:span text:style-name="T17">Action, such as Attacking, using a Charm, or a Maneuver. Characters also may perfrom as many </text:span><text:span text:style-name="T35">unique</text:span><text:span text:style-name="T17"> Free Actions as desired, such as Movement, during their turn.</text:span></text:p>
        <text:p text:style-name="P53"><text:span text:style-name="T12">Turn order is determined by all character’s rolling a Chance Die (1d10), and adding their</text:span><text:span text:style-name="T21"> Initiative</text:span><text:span text:style-name="T24"> score. The characters then proceed from highest to lowest, then restarting the round once all characters have gone.</text:span></text:p>
        <text:p text:style-name="P53"><text:span text:style-name="T24">If there is a tie of Initiative between a Player Character and a Non-Player Character, the Player gets to choose who goes first. If there is a tie between Player Characters, simply flip a coin.</text:span></text:p>
        <text:p text:style-name="P53"><text:span text:style-name="T24">Each combatant starts with a number of Impulse equal to their Initiative score.</text:span></text:p>
        <text:p text:style-name="P54"><text:span text:style-name="T12">Turn Order: <text:tab/></text:span><text:span text:style-name="T24">1d10 + (Initiative)<text:line-break/></text:span><text:span text:style-name="T12">Starting Impulse: <text:tab/></text:span><text:span text:style-name="T24">(Initiative)</text:span></text:p>
        <text:p text:style-name="P55"><text:span text:style-name="T29">All combatants are assumed to start combat ready: their weapons are drawn, they have fallen into their Martial Arts, etc.</text:span></text:p>
        <table:table table:name="Table6" table:style-name="Table6">
          <table:table-column table:style-name="Table6.A"/>
          <table:table-row table:style-name="Table6.1">
            <table:table-cell table:style-name="Table6.A1" office:value-type="string">
              <text:p text:style-name="Sidebar_20_Heading"><text:span text:style-name="T95">Balancing Large Groups</text:span></text:p>
              <text:p text:style-name="Sidebar"><text:span text:style-name="T66">Player Characters only get One Action per round. But Non-Player Characters are not beholden to this rule. </text:span><text:span text:style-name="T31">The Storyteller may choose to let a NPC have up to 3 actions per Round—</text:span><text:span text:style-name="T32">if they are particularly powerful and dangerous foes.</text:span></text:p>
              <text:p text:style-name="Sidebar">The Rule of Thumb <text:span text:style-name="T19">is to have antagonists acting no less than 1/3 of the Player actions.</text:span></text:p>
            </table:table-cell>
          </table:table-row>
        </table:table>
        <text:h text:style-name="P73" text:outline-level="3"><text:span text:style-name="T86">Ambush</text:span><text:span text:style-name="T92"> Round</text:span></text:h>
        <text:p text:style-name="P61"><text:span text:style-name="T20">If characters are ambushed—not expecting combat in the least, they must suffer through an Ambush Round.</text:span></text:p>
        <text:p text:style-name="P64"><text:span text:style-name="T20">Instead of starting combat as normal, Ambushed characters instead start with </text:span><text:span text:style-name="T23">0 Impulse</text:span><text:span text:style-name="T33">, and may only act </text:span><text:span text:style-name="T39">after</text:span><text:span text:style-name="T53"> all other characters have acted, regardless of their Turn Order. <text:s/>Once the Ambush Round ends, normal turn order resumes.</text:span></text:p>
        <text:p text:style-name="P70"><text:span text:style-name="T56">Ambushes are premeditated affairs--requiring setup, planning, and coordination between the party. Players cannot suddenly go into combat if things are not going their way and declare it an Ambush.</text:span></text:p>
        <text:p text:style-name="P56"><text:span text:style-name="T73">Player Character <text:s/>always get a Reflexive (Cunning + Awareness) roll to individually avoid becoming Ambushed.</text:span></text:p>
        <text:h text:style-name="P74" text:outline-level="3"><text:span text:style-name="T92">H</text:span>olding Action</text:h>
        <text:p text:style-name="P62"><text:span text:style-name="T93">Characters may choose to </text:span><text:span text:style-name="T63">Hold their Action, waiting</text:span><text:span text:style-name="T64"> for something to happen in order to respond to it.Players must describe what it is they are waiting for—they cannot arbitrarily wait. </text:span></text:p>
        <text:p text:style-name="P62"><text:span text:style-name="T64">When the specified event happens, they must spend </text:span><text:span text:style-name="T3">2 Impulse, </text:span><text:span text:style-name="T64">and then take their action as desired, </text:span><text:span text:style-name="T65">(</text:span><text:span text:style-name="T64">either before or after the </text:span><text:soft-page-break/><text:span text:style-name="T64">specified event, </text:span><text:span text:style-name="T65">at their choice)</text:span></text:p>
        <text:p text:style-name="P58"><text:span text:style-name="T60">If the event does not happen in the Round, the Player loses their action. (But they do not need to spend the Impulse).</text:span></text:p>
        <text:h text:style-name="P72" text:outline-level="2">Maneuvers</text:h>
        <text:p text:style-name="P63">A Maneuver is any action the character performs to gain advantage over the scene—be it to Intimidate their foes, test the <text:span text:style-name="T96">stance</text:span></text:p>
        <text:p text:style-name="P57"/>
        <text:h text:style-name="Heading_20_2" text:outline-level="2"><text:bookmark-start text:name="Weapons and Armor"/>Weapons and Armor<text:bookmark-end text:name="Weapons and Armor"/></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1">Weapons</text:p>
            </table:table-cell>
            <table:covered-table-cell/>
            <table:covered-table-cell/>
            <table:covered-table-cell/>
          </table:table-row>
          <table:table-row table:style-name="Table4.1">
            <table:table-cell table:style-name="Table4.A2" office:value-type="string">
              <text:p text:style-name="P41"/>
            </table:table-cell>
            <table:table-cell table:style-name="Table4.B2" office:value-type="string">
              <text:p text:style-name="P41">Attribute</text:p>
            </table:table-cell>
            <table:table-cell table:style-name="Table4.C2" office:value-type="string">
              <text:p text:style-name="P41">Accuracy</text:p>
            </table:table-cell>
            <table:table-cell table:style-name="Table4.D2" office:value-type="string">
              <text:p text:style-name="P41">Base Damage </text:p>
            </table:table-cell>
          </table:table-row>
          <table:table-row table:style-name="Table4.1">
            <table:table-cell table:style-name="Table4.A3" office:value-type="string">
              <text:p text:style-name="P35">Unarmed</text:p>
            </table:table-cell>
            <table:table-cell table:style-name="Table4.B3" office:value-type="string">
              <text:p text:style-name="P36">Dexterity or</text:p>
              <text:p text:style-name="P36">Strength</text:p>
            </table:table-cell>
            <table:table-cell table:style-name="Table4.B3" office:value-type="string">
              <text:p text:style-name="P38">+<text:span text:style-name="T75">2</text:span></text:p>
            </table:table-cell>
            <table:table-cell table:style-name="Table4.A3" office:value-type="string">
              <text:p text:style-name="P36">-<text:span text:style-name="T74">1</text:span></text:p>
            </table:table-cell>
          </table:table-row>
          <table:table-row table:style-name="Table4.1">
            <table:table-cell table:style-name="Table4.A4" office:value-type="string">
              <text:p text:style-name="P35">Light</text:p>
            </table:table-cell>
            <table:table-cell table:style-name="Table4.B4" office:value-type="string">
              <text:p text:style-name="P36">Dexterity</text:p>
            </table:table-cell>
            <table:table-cell table:style-name="Table4.C4" office:value-type="string">
              <text:p text:style-name="P38">+<text:span text:style-name="T75">1</text:span></text:p>
            </table:table-cell>
            <table:table-cell table:style-name="Table4.D4" office:value-type="string">
              <text:p text:style-name="P38">+0</text:p>
            </table:table-cell>
          </table:table-row>
          <table:table-row table:style-name="Table4.5">
            <table:table-cell table:style-name="Table4.A3" office:value-type="string">
              <text:p text:style-name="P35">Medium</text:p>
            </table:table-cell>
            <table:table-cell table:style-name="Table4.B3" office:value-type="string">
              <text:p text:style-name="P36">Dexterity or</text:p>
              <text:p text:style-name="P36">Strength</text:p>
            </table:table-cell>
            <table:table-cell table:style-name="Table4.B3" office:value-type="string">
              <text:p text:style-name="P39">+0</text:p>
            </table:table-cell>
            <table:table-cell table:style-name="Table4.A3" office:value-type="string">
              <text:p text:style-name="P36">+<text:span text:style-name="T74">1</text:span></text:p>
            </table:table-cell>
          </table:table-row>
          <table:table-row table:style-name="Table4.6">
            <table:table-cell table:style-name="Table4.A6" office:value-type="string">
              <text:p text:style-name="P37">Heavy</text:p>
            </table:table-cell>
            <table:table-cell table:style-name="Table4.B6" office:value-type="string">
              <text:p text:style-name="P37">Strength</text:p>
            </table:table-cell>
            <table:table-cell table:style-name="Table4.C6" office:value-type="string">
              <text:p text:style-name="P37">-<text:span text:style-name="T75">1</text:span></text:p>
            </table:table-cell>
            <table:table-cell table:style-name="Table4.D6" office:value-type="string">
              <text:p text:style-name="P37">+<text:span text:style-name="T74">2</text:span></text:p>
            </table:table-cell>
          </table:table-row>
        </table:table>
        <text:p text:style-name="P29"/>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41">Armor</text:p>
            </table:table-cell>
            <table:covered-table-cell/>
            <table:covered-table-cell/>
          </table:table-row>
          <table:table-row table:style-name="Table5.1">
            <table:table-cell table:style-name="Table5.A2" office:value-type="string">
              <text:p text:style-name="P41"/>
            </table:table-cell>
            <table:table-cell table:style-name="Table5.B2" office:value-type="string">
              <text:p text:style-name="P43">Soak Modifier</text:p>
            </table:table-cell>
            <table:table-cell table:style-name="Table5.C2" office:value-type="string">
              <text:p text:style-name="P42">Evasion Modifier</text:p>
            </table:table-cell>
          </table:table-row>
          <table:table-row table:style-name="Table5.1">
            <table:table-cell table:style-name="Table5.A3" office:value-type="string">
              <text:p text:style-name="P40">No Armor</text:p>
            </table:table-cell>
            <table:table-cell table:style-name="Table5.B3" office:value-type="string">
              <text:p text:style-name="P36">-<text:span text:style-name="T74">1</text:span></text:p>
            </table:table-cell>
            <table:table-cell table:style-name="Table5.C3" office:value-type="string">
              <text:p text:style-name="P38">+1</text:p>
            </table:table-cell>
          </table:table-row>
          <table:table-row table:style-name="Table5.1">
            <table:table-cell table:style-name="Table5.A4" office:value-type="string">
              <text:p text:style-name="P35">Light</text:p>
            </table:table-cell>
            <table:table-cell table:style-name="Table5.B4" office:value-type="string">
              <text:p text:style-name="P38">+0</text:p>
            </table:table-cell>
            <table:table-cell table:style-name="Table5.C4" office:value-type="string">
              <text:p text:style-name="P38">+0</text:p>
            </table:table-cell>
          </table:table-row>
          <table:table-row table:style-name="Table5.1">
            <table:table-cell table:style-name="Table5.A3" office:value-type="string">
              <text:p text:style-name="P35">Medium</text:p>
            </table:table-cell>
            <table:table-cell table:style-name="Table5.B3" office:value-type="string">
              <text:p text:style-name="P36">+<text:span text:style-name="T74">1</text:span></text:p>
            </table:table-cell>
            <table:table-cell table:style-name="Table5.C3" office:value-type="string">
              <text:p text:style-name="P38">-1</text:p>
            </table:table-cell>
          </table:table-row>
          <table:table-row table:style-name="Table5.1">
            <table:table-cell table:style-name="Table5.A6" office:value-type="string">
              <text:p text:style-name="P37">Heavy</text:p>
            </table:table-cell>
            <table:table-cell table:style-name="Table5.B6" office:value-type="string">
              <text:p text:style-name="P37">+<text:span text:style-name="T74">2</text:span></text:p>
            </table:table-cell>
            <table:table-cell table:style-name="Table5.C6" office:value-type="string">
              <text:p text:style-name="P37">-<text:span text:style-name="T74">2</text:span></text:p>
            </table:table-cell>
          </table:table-row>
        </table:table>
        <text:p text:style-name="P34"/>
        <text:h text:style-name="P31" text:outline-level="2"/>
        <text:p text:style-name="P15"/>
        <text:h text:style-name="P30" text:outline-level="2"/>
        <text:h text:style-name="P33" text:outline-level="2">Endurance</text:h>
        <text:p text:style-name="Exalted">Endurance is a value measuring how much fight a character has left in them. Once a character’s Endurance Pool has been exhausted, either through pain, disheartenment, or whatever means are employed, the character is considered out of the battle.</text:p>
        <text:h text:style-name="Heading_20_3" text:outline-level="3">Defeat</text:h>
        <text:p text:style-name="Exalted">Characters who are knocked out of battle are typically not dead--they are simply at the mercy of the opposing characters.</text:p>
        <text:p text:style-name="Exalted">Non-recurring antagonistic characters' fates should be left to the players. Depending on the narrative type of damage (slashing, stabbing, etc.) these minor characters may perish without aid.</text:p>
        <text:h text:style-name="Heading_20_4" text:outline-level="4">Player Character Defeat</text:h>
        <text:p text:style-name="Exalted">For defeated Player Characters, this often will mean that their antagonist will successfully accomplish their plans, gloat about it, and then introduce a <text:span text:style-name="T1">Major Complication</text:span> into the player’s lives.</text:p>
        <text:h text:style-name="Heading_20_4" text:outline-level="4">Recurring Antagonist Defeat</text:h>
        <text:p text:style-name="Exalted">If they are intended to be a recurring antagonist, they should always manage to get away, though suffering a major blow to their own plans--they will often be forced to retreat and lick their wounds. </text:p>
        <text:p text:style-name="Exalted">If you force a retreat on these Antagonists, you must bribe your players each with a <text:a xlink:type="simple" xlink:href="#_qlg0g56pfcyu" text:style-name="Standard" text:visited-style-name="Standard"><text:span text:style-name="T4">Strife Point</text:span></text:a> as compensation.</text:p>
        <text:p text:style-name="Exalted">Remember, though, that recurring antagonists can only be used so many times--eventually you will have to move to the Final Confrontation, where the fate of these antagonists should be placed into the Players’ hands.</text:p>
        <text:h text:style-name="Heading_20_4" text:outline-level="4">Death and Dying</text:h>
        <text:p text:style-name="Exalted">The death of any central characters to the story should be pivotal and moving to the story. Player Characters will only die on defeat if it is something the Player wishes for their character.</text:p>
        <text:p text:style-name="Exalted">A dramatic moment of death is a perfect send-off and ending for one of the members of the Exalted.</text:p>
        <text:p text:style-name="Exalted">Likewise, central Non-Player Character deaths should be determined by the Storyteller, although they must bribe all the Players with a <text:span text:style-name="T1">Strife Point</text:span> to avoid such a fate--something that the Players are allowed to reject should they so choose.</text:p>
        <text:h text:style-name="Heading_20_2" text:outline-level="2"/>
        <text:h text:style-name="Heading_20_2" text:outline-level="2">Static Defense</text:h>
        <text:p text:style-name="Exalted">Characters use a Static <text:span text:style-name="T1">Defense Value (DV)</text:span> to defend against all attacks made. By default, this is the greater of <text:span text:style-name="T1">Evasion</text:span> or <text:span text:style-name="T1">Soak.</text:span></text:p>
        <text:p text:style-name="Exalted">Defense mitigates attacks, reducing the incoming damage by the characters DV. An attack that reduces the incoming attack damage to Zero (0) is considered a <text:span text:style-name="T1">Miss</text:span>.</text:p>
        <text:h text:style-name="Heading_20_3" text:outline-level="3">Armor</text:h>
        <text:p text:style-name="Exalted">Armor grants a <text:span text:style-name="T1">Soak Bonus</text:span> protection to a character, but at the cost of a <text:span text:style-name="T1">Evasion Penalty</text:span>.</text:p>
        <text:p text:style-name="Exalted">All armor is of three categories: Light, Medium, and Heavy. Martial Arts Styles will often dictate and restrict what level of armor can be worn.</text:p>
        <text:h text:style-name="Heading_20_3" text:outline-level="3">Bypassing Defenses</text:h>
        <text:p text:style-name="Exalted">There are attacks that can bypass certain defenses, which then must rely on other defenses instead of pure DV. The Prime examples of these are <text:span text:style-name="T1">Undodgeable </text:span>and <text:span text:style-name="T1">Unsoakable</text:span> attacks.</text:p>
        <text:p text:style-name="Exalted"><text:span text:style-name="T1">Undodgeable </text:span>attacks bypass Evasion. <text:s/>Examples would be room-filling explosions and damage from gravity.</text:p>
        <text:p text:style-name="Exalted"><text:span text:style-name="T1">Unsoakable</text:span> attacks bypass Soak Examples would be piercing damage, and attacks that manage to get under armor.</text:p>
        <table:table table:name="Table1" table:style-name="Table1">
          <table:table-column table:style-name="Table1.A"/>
          <table:table-row table:style-name="Table1.1">
            <table:table-cell table:style-name="Table1.A1" office:value-type="string">
              <text:p text:style-name="P18"><text:span text:style-name="T5">There’s Always a Defense<text:line-break/></text:span>There is no such thing as a Perfect Attack--there is always some sort of flaw or counter to an attack, even if the damage can’t be mitigated through DV. <text:s/>This must be taken into account when creating your own custom Powers.</text:p>
              <text:p text:style-name="P18">Environmental Damage, such as Fire, is both Undodgeable and Unsoakable when applied. However, it is tied to specific parts of the environment--simply moving outside of the burning building will counter this source of damage.</text:p>
              <text:p text:style-name="P18">Even mighty Sorcerous Spells have a great disadvantage: the slow and obvious buildup to the attack beforehand.</text:p>
            </table:table-cell>
          </table:table-row>
        </table:table>
        <text:h text:style-name="Heading_20_2" text:outline-level="2">Situational Defense</text:h>
        <text:p text:style-name="Exalted">There are two levels of Situational Defenses in Exalted: <text:span text:style-name="T1">Partial </text:span>and <text:span text:style-name="T1">Full</text:span>.</text:p>
        <text:p text:style-name="Exalted"><text:span text:style-name="T1">Partial </text:span>means that the Attacking Player has a -3 Disadvantage--effectively increasing the defending Player’s DV by 3.</text:p>
        <text:p text:style-name="Exalted"><text:span text:style-name="T1">Full</text:span> means that they cannot be attacked by mortal means.</text:p>
        <text:p text:style-name="Exalted">Situational Defenses often can be countered by natural means: characters can move across the battlefield, or scale a wall.</text:p>
        <text:p text:style-name="Exalted"><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Heading_20_3" text:outline-level="3">Cover</text:h>
        <text:p text:style-name="Exalted">Characters may use the terrain to gain Situational Defenses, such as by ducking against rubble or hiding behind a wall. <text:s/>Taking Cover is not an assumed action: it is a specific <text:span text:style-name="T1">Secondary Action</text:span> that characters may take.</text:p>
        <text:p text:style-name="Exalted">Cover is considered <text:span text:style-name="T1">Partial</text:span> when at least half a character’s body is blocked by a material that can withstand weapon blows--such as a chest-high wall of broken stone rubble.</text:p>
        <text:p text:style-name="Exalted">Cover is considered <text:span text:style-name="T1">Full</text:span> when the character’s entire body is blocked, such as behind a wall.</text:p>
        <text:p text:style-name="Exalted">Typically, cover works both ways: a character in Full Defense from attacks is also blocked from attacking others for the same reason.</text:p>
        <text:h text:style-name="Heading_20_3" text:outline-level="3"><text:soft-page-break/>Range</text:h>
        <text:p text:style-name="Exalted">Range is the most prevalent and common source of Situational Defense, so much so that it has special rules.</text:p>
        <text:h text:style-name="Heading_20_4" text:outline-level="4">Range Bands</text:h>
        <text:p text:style-name="Exalted">Characters are constantly in motion during combat, running down alleyways and leaping off tree limbs. <text:s text:c="2"/>Rather than rely on absolute positioning, Exalted works off of <text:span text:style-name="T6">relative</text:span> positioning between characters, divided into specific <text:span text:style-name="T1">Range Bands</text:span>.</text:p>
        <text:p text:style-name="Exalted">Characters are assumed to keep in their same relative Range Band until one side makes a deliberate effort to change it through a <text:span text:style-name="T1">Move Action</text:span>.</text:p>
        <text:p text:style-name="Exalted">Move Actions may also change relative range bands to other characters. If moving towards a character in a group, all characters in that group would be one range band closer. This secondary effect is dependent on the Storyteller’s judgement.</text:p>
        <text:p text:style-name="Exalted">There are Eight Range bands, split along Five Categories: <text:span text:style-name="T1">1x Close, 1x Short, 2x Medium, 3x Long, </text:span>and <text:span text:style-name="T1">1x Far.</text:span></text:p>
        <text:p text:style-name="P21">Close </text:p>
        <text:p text:style-name="P20">Within arm’s reach.</text:p>
        <text:p text:style-name="P21">Short</text:p>
        <text:p text:style-name="P20">Within a few yards of each other--a distance able to be crossed within a quick sprint.</text:p>
        <text:p text:style-name="P21">Medium</text:p>
        <text:p text:style-name="P20">Far enough that conversations would have to be shouted, and an archer would have to take preparations for a proper attack.</text:p>
        <text:p text:style-name="P21">Long</text:p>
        <text:p text:style-name="P20">Across an entire field, far enough away that visual, rather than verbal, signals would have to be used.</text:p>
        <text:p text:style-name="P21">Far</text:p>
        <text:p text:style-name="P20">Term for “outside of the battlefield”. Characters cannot get <text:span text:style-name="T6">to </text:span>the Far Range band through Move actions, but any late-comers to the battle will show up at this Range Band.</text:p>
        <table:table table:name="Table2" table:style-name="Table2">
          <table:table-column table:style-name="Table2.A"/>
          <table:table-row table:style-name="Table2.1">
            <table:table-cell table:style-name="Table2.A1" office:value-type="string">
              <text:p text:style-name="P19">Alternate Rules: <text:line-break/>Battlemaps and Absolute Positioning</text:p>
              <text:p text:style-name="P17">While relative Range Bands are the recommended method of playing Exalted, some players prefer to play with absolute positioning and battlemaps. If that is your preference, make the following changes:</text:p>
              <text:p text:style-name="P17"/>
              <text:list xml:id="list1450400977" text:style-name="Exalted_20_1a">
                <text:list-item>
                  <text:p text:style-name="P66">Distance will be measured in meters. Typically, hexagonal space (hex) will represent 5 meters.</text:p>
                </text:list-item>
                <text:list-item>
                  <text:p text:style-name="P66">Characters have a <text:span text:style-name="T1">Speed </text:span>Static value, which is 3 + (Dex + Athletics )/2.<text:line-break/>The distance travelled is Speed x5 meters--or (Speed) Hexes at a time.</text:p>
                </text:list-item>
                <text:list-item>
                  <text:p text:style-name="P66">Whenever the Move Action is taken, the character moves (Speed) hex.</text:p>
                  <text:list>
                    <text:list-item>
                      <text:p text:style-name="P66">A Dash moves (Speed)x2.</text:p>
                    </text:list-item>
                  </text:list>
                </text:list-item>
                <text:list-item>
                  <text:p text:style-name="P66">A character may move 5 meters (1 hex) on their action without taking a Move Action.</text:p>
                </text:list-item>
                <text:list-item>
                  <text:p text:style-name="P66">All references to (Range Band) as a distance is 25 meters (5 hexes).</text:p>
                </text:list-item>
              </text:list>
              <text:p text:style-name="P17"/>
              <text:p text:style-name="P17">The definition for range bands are altered:</text:p>
              <text:list xml:id="list2365894230" text:style-name="Exalted_20_Center_20_Dot">
                <text:list-item>
                  <text:p text:style-name="P67">0-5 meters (0-1 hex): <text:span text:style-name="T1">Close</text:span></text:p>
                </text:list-item>
                <text:list-item>
                  <text:p text:style-name="P67">6-20 meters (2-5 hex): <text:span text:style-name="T1">Short</text:span></text:p>
                </text:list-item>
                <text:list-item>
                  <text:p text:style-name="P67">21-70 meters (6-15 hex): <text:span text:style-name="T1">Medium</text:span> </text:p>
                </text:list-item>
                <text:list-item>
                  <text:p text:style-name="P67">71-145 meters (16-30 hex): <text:span text:style-name="T1">Long</text:span></text:p>
                </text:list-item>
                <text:list-item>
                  <text:p text:style-name="P67">146+ meters (31 hex): <text:span text:style-name="T1">Far</text:span></text:p>
                </text:list-item>
              </text:list>
              <text:p text:style-name="P17"/>
            </table:table-cell>
          </table:table-row>
        </table:table>
        <text:h text:style-name="Heading_20_4" text:outline-level="4">Close Attacks</text:h>
        <text:p text:style-name="Exalted"><text:span text:style-name="T1">Close Attacks</text:span>, such as those made with <text:span text:style-name="T1">Melee </text:span>and <text:span text:style-name="T1">Brawl</text:span>, may be made at Close Range with no defense applied, and at Close Range with Partial Defense. Any further ranges enjoy a Full Defense.</text:p>
        <text:list xml:id="list224754656054961" text:continue-numbering="true" text:style-name="Exalted_20_Center_20_Dot">
          <text:list-item>
            <text:p text:style-name="P68"><text:span text:style-name="T1">Close</text:span>: None (0)</text:p>
          </text:list-item>
          <text:list-item>
            <text:p text:style-name="P68"><text:span text:style-name="T1">Short</text:span>: Partial (-3)</text:p>
          </text:list-item>
          <text:list-item>
            <text:p text:style-name="P68"><text:span text:style-name="T1">Medium+</text:span>: Full (N/A)</text:p>
          </text:list-item>
        </text:list>
        <text:p text:style-name="Exalted">Attacking a Short range (or further, with the right Powers) does not change the relative range band. It is assumed that the character rushes in, attacks, and then cannot hold the position for more than an instant.</text:p>
        <text:h text:style-name="Heading_20_4" text:outline-level="4">Ranged Attacks</text:h>
        <text:p text:style-name="Exalted"><text:span text:style-name="T1">Ranged Attacks, </text:span>such as those made with <text:span text:style-name="T1">Archery </text:span>and <text:span text:style-name="T1">Thrown </text:span>are made at Short Range with no defense. At Medium they suffer a Partial Defense, whereas Long+ cannot be attacked at all.</text:p>
        <text:p text:style-name="Exalted"><text:span text:style-name="T1">Ranged</text:span> attacks may take an <text:span text:style-name="T1">Aim</text:span> action to eliminate Range Partial Defense of Medium+ attacks.</text:p>
        <text:p text:style-name="Exalted">At <text:span text:style-name="T1">Close</text:span> range, ranged attacks are hampered by the control the opponent has claimed over the area, and so also suffer a Partial Defense. However, this defense <text:span text:style-name="T6">cannot </text:span>be countered with an <text:span text:style-name="T1">Aim</text:span> action.</text:p>
        <text:list xml:id="list224753710590196" text:continue-numbering="true" text:style-name="Exalted_20_Center_20_Dot">
          <text:list-item>
            <text:p text:style-name="P69"><text:span text:style-name="T1">Close</text:span>: Partial (-3)<text:line-break/>Cannot use Aim action to counter.</text:p>
          </text:list-item>
          <text:list-item>
            <text:p text:style-name="P69"><text:span text:style-name="T1">Short</text:span>: None (0)</text:p>
          </text:list-item>
          <text:list-item>
            <text:p text:style-name="P69"><text:span text:style-name="T1">Medium:</text:span> Partial (-3)</text:p>
          </text:list-item>
          <text:list-item>
            <text:p text:style-name="P49"><text:span text:style-name="T1">Long+: </text:span>Full (N/A)</text:p>
          </text:list-item>
        </text:list>
        <text:h text:style-name="Heading_20_2" text:outline-level="2">Attacks and Damage</text:h>
        <text:p text:style-name="Exalted">A standard attack is equal to the number of Successes from <text:span text:style-name="T1">Attack Roll</text:span>, plus the character’s <text:span text:style-name="T1">Base Damage</text:span>. The total damage dealt is the difference between that number and the target’s <text:span text:style-name="T1">DV</text:span>, and is subtracted from the target’s Endurance. </text:p>
        <text:p text:style-name="P5">Attack Power = [Attack Roll] + Base Damage</text:p>
        <text:p text:style-name="P4">All Powers and modifiers applied to an attack must be declared in use <text:span text:style-name="T6">before</text:span> the attack roll is made, unless specifically detailed otherwise.</text:p>
        <text:p text:style-name="P4">The Attack Power must then be finalized. Only then will the Defense Powers be declared and activated. No additional attack modifiers may be made at this point.</text:p>
        <text:p text:style-name="P5"><text:soft-page-break/>Damage = Attack Power - DV</text:p>
        <text:h text:style-name="P24" text:outline-level="4">Miss</text:h>
        <text:p text:style-name="Exalted">A <text:span text:style-name="T1">Miss </text:span>will occur when either the <text:span text:style-name="T2">Attack Roll</text:span> as 0 Successes, or if the total damage <text:span text:style-name="T10">after DV</text:span> is 0. A Miss does no damage to the target.</text:p>
        <text:h text:style-name="Heading_20_3" text:outline-level="3">Attack Roll</text:h>
        <text:p text:style-name="Exalted">The standard attack’s Dice Pool depends greatly on the weapon that is used during the attack. <text:s/>The Ability depends on how they are using a weapon--a sword will typically be used with the Melee ability, but may be used with the Thrown if it is used as a javelin.</text:p>
        <text:p text:style-name="Exalted">The Martial Art Style that a character will use will restrict what types and weights of a weapon may be used.</text:p>
        <text:p text:style-name="P3"><text:span text:style-name="T1">Attack Roll</text:span> = (Attribute + Ability) + Accuracy</text:p>
        <text:h text:style-name="P24" text:outline-level="4">Attack Attribute</text:h>
        <text:p text:style-name="Exalted"><text:span text:style-name="T1">Light </text:span>weapons depend on the nimble motions and precise placements of attacks for the most effect in their attack, and so rely on <text:span text:style-name="T1">Dexterity</text:span> as their Attribute to calculate an attack. </text:p>
        <text:p text:style-name="Exalted"><text:span text:style-name="T1">Heavy </text:span>Weapons depend mostly on pure force, forgoing any sense of precision. They thus use <text:span text:style-name="T1">Strength</text:span> as their Attribute.</text:p>
        <text:p text:style-name="Exalted"><text:span text:style-name="T1">Medium </text:span>and <text:span text:style-name="T1">Unarmed </text:span>Weapons can be used with finesse or force, and so use the greater of Dexterity or Strength.</text:p>
        <text:h text:style-name="Heading_20_3" text:outline-level="3">Base Damage</text:h>
        <text:p text:style-name="Exalted">Base Damage is how much damage an attack will do, regardless of chance.</text:p>
        <text:h text:style-name="Heading_20_2" text:outline-level="2">Flow</text:h>
        <text:p text:style-name="Exalted">A Combat Scene starts with a <text:span text:style-name="T1">Join Battle</text:span> Roll, which is 1d10 + <text:span text:style-name="T1">Initiative</text:span>. The order is from highest to lowest.</text:p>
        <text:p text:style-name="Exalted">During their turn, a character may take One (1) <text:span text:style-name="T1">Primary Action</text:span>, and One (1) <text:span text:style-name="T1">Secondary Action</text:span>.</text:p>
        <text:p text:style-name="Exalted">After all characters have taken their action, the order starts from the top and a new <text:span text:style-name="T1">Round</text:span> starts.</text:p>
        <text:p text:style-name="Exalted">Combat ends when it has become clear which side is the victor, in which all but one side of the conflict has lost all of their endurance. Play will then enter into the next scene, which is often a recuperation and consequences scene from combat.</text:p>
        <table:table table:name="Table3" table:style-name="Table3">
          <table:table-column table:style-name="Table3.A"/>
          <table:table-row table:style-name="Table3.1">
            <table:table-cell table:style-name="Table3.A1" office:value-type="string">
              <text:p text:style-name="P18"><text:span text:style-name="T5">Calling a Fight<text:line-break/></text:span>There will come times when the results have become clear, even if one side or the other has not exhausted their Endurance. <text:s/>This could be simply characters “mopping up” characters that cannot harm them, a protracted fight, or even a stalemate. There is no need to continue a Combat Scene in these cases.</text:p>
              <text:p text:style-name="P18">Once the result is known, simply exit out into narrative space to describe how the combat finishes.</text:p>
            </table:table-cell>
          </table:table-row>
        </table:table>
        <text:h text:style-name="P26" text:outline-level="3">Holding Attacks</text:h>
        <text:p text:style-name="P11">A Character may choose to hold their attack until a condition is m<text:span text:style-name="T59">et</text:span>, but take a -2 dice penalty for doing so.</text:p>
        <text:p text:style-name="P12">If the condition is not met in the Round, they lose their action.</text:p>
        <text:h text:style-name="Heading_20_2" text:outline-level="2">Primary Actions</text:h>
        <text:h text:style-name="Heading_20_3" text:outline-level="3">Standard Attack</text:h>
        <text:p text:style-name="Exalted">Attack a single valid target.</text:p>
        <text:h text:style-name="Heading_20_3" text:outline-level="3">Flurry Attack</text:h>
        <text:p text:style-name="P13">Make an attack against multiple targets. The attack is against the target with the largest DV.</text:p>
        <text:p text:style-name="P10"><text:span text:style-name="T14">O</text:span><text:span text:style-name="T12">n a hit, the Damage of the attack is divided among all the targets.</text:span></text:p>
        <text:h text:style-name="Heading_20_3" text:outline-level="3">Disadvantage</text:h>
        <text:p text:style-name="P9">Take a <text:span text:style-name="T58">contested </text:span>Roll in an attempt to distract, stun, or otherwise Disadvantage the target.</text:p>
        <text:p text:style-name="P9"><text:span text:style-name="T13">If successful, the target </text:span><text:span text:style-name="T22">either</text:span><text:span text:style-name="T25"> loses 2 DV </text:span><text:span text:style-name="T26">for a Round</text:span><text:span text:style-name="T25">, or</text:span><text:span text:style-name="T22"> 3 dice</text:span><text:span text:style-name="T25"> </text:span><text:span text:style-name="T26">from their next action. </text:span></text:p>
        <text:p text:style-name="Exalted">The Action Roll may be things such as:</text:p>
        <text:list xml:id="list224754820623144" text:continue-numbering="true" text:style-name="Exalted_20_Center_20_Dot">
          <text:list-item>
            <text:p text:style-name="P69">Intimidation (Strength + Physique)</text:p>
          </text:list-item>
          <text:list-item>
            <text:p text:style-name="P69">Tactical Routing (Intelligence + Leadership)</text:p>
          </text:list-item>
          <text:list-item>
            <text:p text:style-name="P49">Distracting Song (Charisma + Performance)</text:p>
          </text:list-item>
        </text:list>
        <text:h text:style-name="P25" text:outline-level="3">Restrain</text:h>
        <text:p text:style-name="P8">Make a contested Roll against the target’s (Dex + Athletics). </text:p>
        <text:p text:style-name="P6"><text:span text:style-name="T11">The target becomes grappled f</text:span>or 1 Action, and an additional action per ½ Threshold Success<text:span text:style-name="T57">es.</text:span></text:p>
        <text:p text:style-name="Exalted">While grappled, the target cannot take a voluntary <text:span text:style-name="T1">Move</text:span> Action. <text:s/>As well <text:span text:style-name="T6">neither characters</text:span> may perform Flurries or use any weapon that requires both hands.</text:p>
        <text:p text:style-name="Exalted">When the controlling character takes a <text:span text:style-name="T1">Move</text:span> action, they must make a contested (Str + Physique) roll against the clinched target. On a success, both characters move a range band.</text:p>
        <text:p text:style-name="P7">Restrain<text:span text:style-name="T57">in Actions </text:span>can be caused by:</text:p>
        <text:list xml:id="list224754043855909" text:continue-numbering="true" text:style-name="Exalted_20_Center_20_Dot">
          <text:list-item>
            <text:p text:style-name="P50">Grappling (Dex + Brawl)</text:p>
          </text:list-item>
          <text:list-item>
            <text:p text:style-name="P51">Whip chain (Dex + Melee)</text:p>
          </text:list-item>
        </text:list>
        <text:h text:style-name="Heading_20_4" text:outline-level="4">Size and Grappling</text:h>
        <text:p text:style-name="Exalted">This action gains +2 Automatic Success for each size category larger than the target the attacker is, or -2 Automatic Failure for each size smaller. <text:s/>I.e. A Medium character grappling a small character would gain +2, while a small character grappling a Large would suffer -4.</text:p>
        <text:p text:style-name="Exalted">Characters grappling targets at least 2 sizes larger than them cannot <text:span text:style-name="T1">Move</text:span> the target, and are often characterized as only restraining a certain limb.</text:p>
        <text:h text:style-name="Heading_20_2" text:outline-level="2">Secondary Actions</text:h>
        <text:h text:style-name="Heading_20_3" text:outline-level="3">Move</text:h>
        <text:p text:style-name="Exalted">Change relative position to a target character by one Range Band, either closer or further, terrain permitting.</text:p>
        <text:p text:style-name="Exalted"><text:soft-page-break/>At the cost of +1 Impulse, and -1 DV until the next character’s action, the character can <text:span text:style-name="T6">Rush</text:span> to move two Range Bands. This cannot be done two rounds in a row.</text:p>
        <text:h text:style-name="Heading_20_3" text:outline-level="3">Aim</text:h>
        <text:p text:style-name="Exalted">Counter the Range Partial Defense of an attack made at Medium + range.</text:p>
        <text:h text:style-name="Heading_20_3" text:outline-level="3">Change Initiative</text:h>
        <text:p text:style-name="P14">Move up to (Athletics) Initiative, which takes effect at the star of the next round.</text:p>
        <text:h text:style-name="Heading_20_3" text:outline-level="3">Dive for Cover</text:h>
        <text:p text:style-name="Exalted">Take Cover, gaining either Partial or Full Defense depending on the terrain.</text:p>
        <text:h text:style-name="Heading_20_3" text:outline-level="3">Defend Other</text:h>
        <text:p text:style-name="Exalted">Until your next action, you protect the target(s), using your Soak value (if it is higher).</text:p>
        <text:p text:style-name="Exalted">The target(s) must be within Short Range of your character to take this advantage.</text:p>
        <text:h text:style-name="Heading_20_2" text:outline-level="2">Environmental Effects</text:h>
        <text:p text:style-name="Exalted">[[<text:span text:style-name="T1">Todo: I need to flesh out the following:]]</text:span></text:p>
        <text:list xml:id="list224754099989699" text:continue-numbering="true" text:style-name="Exalted_20_Center_20_Dot">
          <text:list-item>
            <text:p text:style-name="P69">Fire</text:p>
          </text:list-item>
          <text:list-item>
            <text:p text:style-name="P69">Unsteady terrain</text:p>
          </text:list-item>
          <text:list-item>
            <text:p text:style-name="P69">Winds and other projectile suppressing tactics.</text:p>
            <text:list>
              <text:list-item>
                <text:p text:style-name="P49">Counted as some sort of Situational Defense.</text:p>
              </text:list-item>
            </text:list>
          </text:list-item>
        </text:list>
        <text:h text:style-name="Heading_20_2" text:outline-level="2">Ambush Round</text:h>
        <text:p text:style-name="Exalted">If one side of a combat is prepared, and catches the other off guard, this starts combat with an <text:span text:style-name="T1">Ambush Round</text:span>. Player Character should always get a chance to counter this ambush with a (Cunning + Awareness) Roll.</text:p>
        <text:p text:style-name="Exalted">The Ambushed characters:</text:p>
        <text:list xml:id="list224753337259665" text:continue-numbering="true" text:style-name="Exalted_20_Center_20_Dot">
          <text:list-item>
            <text:p text:style-name="P69">Do not act until after the non-ambushed characters.</text:p>
          </text:list-item>
          <text:list-item>
            <text:p text:style-name="P69">Suffer -2 DV until their action.</text:p>
          </text:list-item>
        </text:list>
        <text:p text:style-name="P22">Ambushes are premeditated affairs--requiring setup, planning, and coordination between the party. Players cannot suddenly go into combat if things are not going their way and declare it an Ambush.</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odern Antiqua1" svg:font-family="'Modern Antiqua'"/>
    <style:font-face style:name="Envision Roman2" svg:font-family="'Envision Roman'" style:font-pitch="variable"/>
    <style:font-face style:name="Goudy2" svg:font-family="Goudy" style:font-pitch="variable"/>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Mercury Text G2 Semibold" svg:font-family="'Mercury Text G2 Semi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Goudy1" svg:font-family="Goudy" style:font-adornments="Bold"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inion Pro" svg:font-family="'Minion Pro'"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evenSerifICG" svg:font-family="SevenSerifICG" style:font-adornments="Bold"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Envision Roman" svg:font-family="'Envision Roman'" style:font-family-generic="swiss" style:font-pitch="variable"/>
    <style:font-face style:name="Futura PT Extra Bold" svg:font-family="'Futura PT Extra Bold'" style:font-family-generic="swiss" style:font-pitch="variable"/>
    <style:font-face style:name="Goudy" svg:font-family="Goudy" style:font-family-generic="swiss" style:font-pitch="variable"/>
    <style:font-face style:name="Segoe UI Black" svg:font-family="'Segoe UI Black'" style:font-family-generic="swiss" style:font-pitch="variable"/>
    <style:font-face style:name="Source Sans Pro Black" svg:font-family="'Source Sans Pro Black'"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2"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2" style:font-family-asian="'Modern Antiqua'" style:font-family-generic-asian="system" style:font-pitch-asian="variable" style:font-size-asian="20pt" style:language-asian="zh" style:country-asian="CN" style:font-name-complex="Modern Antiqua2"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2" style:font-family-asian="'Modern Antiqua'" style:font-family-generic-asian="system" style:font-pitch-asian="variable" style:font-size-asian="18pt" style:language-asian="zh" style:country-asian="CN" style:font-name-complex="Modern Antiqua2"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2" style:font-family-asian="'Modern Antiqua'" style:font-family-generic-asian="system" style:font-pitch-asian="variable" style:font-size-asian="12pt" style:language-asian="zh" style:country-asian="CN" style:font-name-complex="Modern Antiqua2"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2" style:font-family-asian="'Modern Antiqua'" style:font-family-generic-asian="system" style:font-pitch-asian="variable" style:font-size-asian="10pt" style:font-style-asian="normal" style:font-weight-asian="bold" style:font-name-complex="Modern Antiqua2"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2" style:font-family-asian="'Modern Antiqua'" style:font-family-generic-asian="system" style:font-pitch-asian="variable" style:font-size-asian="32pt" style:font-name-complex="Modern Antiqua2"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2" style:font-family-asian="'Modern Antiqua'" style:font-family-generic-asian="system" style:font-pitch-asian="variable" style:font-size-asian="18pt" style:language-asian="zh" style:country-asian="CN" style:font-name-complex="Modern Antiqua2"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5</meta:editing-cycles>
    <dc:title>Combat</dc:title>
    <meta:editing-duration>PT1H37M16S</meta:editing-duration>
    <meta:generator>LibreOffice/7.0.3.1$Windows_X86_64 LibreOffice_project/d7547858d014d4cf69878db179d326fc3483e082</meta:generator>
    <meta:creation-date>2020-11-11T19:03:41.958000000</meta:creation-date>
    <dc:date>2020-11-11T22:47:52.892000000</dc:date>
    <dc:creator>Samuel Smith</dc:creator>
    <meta:document-statistic meta:table-count="6" meta:image-count="0" meta:object-count="0" meta:page-count="6" meta:paragraph-count="240" meta:word-count="3226" meta:character-count="18849" meta:non-whitespace-character-count="15890"/>
  </office:meta>
</office:document-meta>
</file>